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24in" svg:height="7.3209in" svg:x="11.0154in" svg:y="0.115in">
            <draw:object draw:notify-on-update-of-ranges="Sheet1.A2:Sheet1.A42 Sheet1.B2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lymer length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2 -1" office:value-type="float" office:value="7" calcext:value-type="float">
            <text:p>7</text:p>
          </table:table-cell>
          <table:table-cell table:style-name="Default" table:formula="of:=[.B3]-[.B2]" office:value-type="float" office:value="3" calcext:value-type="float">
            <text:p>3</text:p>
          </table:table-cell>
          <table:table-cell table:style-name="Default" office:value-type="string" calcext:value-type="string">
            <text:p>loops</text:p>
          </table:table-cell>
          <table:table-cell table:style-name="ce1" table:formula="of:=[.E2]*2 -1" office:value-type="float" office:value="39" calcext:value-type="float">
            <text:p>39</text:p>
          </table:table-cell>
          <table:table-cell table:formula="of:=[.E3]-[.E2]" office:value-type="float" office:value="19" calcext:value-type="float">
            <text:p>19</text:p>
          </table:table-cell>
          <table:table-cell office:value-type="string" calcext:value-type="string">
            <text:p>loop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2 -1" office:value-type="float" office:value="13" calcext:value-type="float">
            <text:p>13</text:p>
          </table:table-cell>
          <table:table-cell table:style-name="Default" table:number-columns-repeated="2"/>
          <table:table-cell table:style-name="ce1" table:formula="of:=[.E3]*2 -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2 -1" office:value-type="float" office:value="25" calcext:value-type="float">
            <text:p>25</text:p>
          </table:table-cell>
          <table:table-cell table:style-name="Default" table:number-columns-repeated="2"/>
          <table:table-cell table:style-name="ce1" table:formula="of:=[.E4]*2 -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2 -1" office:value-type="float" office:value="49" calcext:value-type="float">
            <text:p>49</text:p>
          </table:table-cell>
          <table:table-cell table:style-name="Default" table:number-columns-repeated="2"/>
          <table:table-cell table:style-name="ce1" table:formula="of:=[.E5]*2 -1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2 -1" office:value-type="float" office:value="97" calcext:value-type="float">
            <text:p>97</text:p>
          </table:table-cell>
          <table:table-cell table:style-name="Default" table:number-columns-repeated="2"/>
          <table:table-cell table:style-name="ce1" table:formula="of:=[.E6]*2 -1"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2 -1" office:value-type="float" office:value="193" calcext:value-type="float">
            <text:p>193</text:p>
          </table:table-cell>
          <table:table-cell table:style-name="Default" table:number-columns-repeated="2"/>
          <table:table-cell table:style-name="ce1" table:formula="of:=[.E7]*2 -1" office:value-type="float" office:value="1217" calcext:value-type="float">
            <text:p>1,2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2 -1" office:value-type="float" office:value="385" calcext:value-type="float">
            <text:p>385</text:p>
          </table:table-cell>
          <table:table-cell table:style-name="Default" table:number-columns-repeated="2"/>
          <table:table-cell table:style-name="ce1" table:formula="of:=[.E8]*2 -1" office:value-type="float" office:value="2433" calcext:value-type="float">
            <text:p>2,4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2 -1" office:value-type="float" office:value="769" calcext:value-type="float">
            <text:p>769</text:p>
          </table:table-cell>
          <table:table-cell table:style-name="Default" table:number-columns-repeated="2"/>
          <table:table-cell table:style-name="ce1" table:formula="of:=[.E9]*2 -1" office:value-type="float" office:value="4865" calcext:value-type="float">
            <text:p>4,8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2 -1" office:value-type="float" office:value="1537" calcext:value-type="float">
            <text:p>1,537</text:p>
          </table:table-cell>
          <table:table-cell table:style-name="Default" table:number-columns-repeated="2"/>
          <table:table-cell table:style-name="ce1" table:formula="of:=[.E10]*2 -1" office:value-type="float" office:value="9729" calcext:value-type="float">
            <text:p>9,72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2 -1" office:value-type="float" office:value="3073" calcext:value-type="float">
            <text:p>3,073</text:p>
          </table:table-cell>
          <table:table-cell table:style-name="Default" table:formula="of:=[.C3]*[.A12]" office:value-type="float" office:value="30" calcext:value-type="float">
            <text:p>30</text:p>
          </table:table-cell>
          <table:table-cell table:style-name="Default" office:value-type="string" calcext:value-type="string">
            <text:p>Loops to get here</text:p>
          </table:table-cell>
          <table:table-cell table:style-name="ce1" table:formula="of:=[.E11]*2 -1" office:value-type="float" office:value="19457" calcext:value-type="float">
            <text:p>19,457</text:p>
          </table:table-cell>
          <table:table-cell table:formula="of:=[.A12]*[.F3]" office:value-type="float" office:value="190" calcext:value-type="float">
            <text:p>190</text:p>
          </table:table-cell>
          <table:table-cell office:value-type="string" calcext:value-type="string">
            <text:p>Loops to get her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2 -1" office:value-type="float" office:value="6145" calcext:value-type="float">
            <text:p>6,145</text:p>
          </table:table-cell>
          <table:table-cell table:style-name="Default" table:number-columns-repeated="2"/>
          <table:table-cell table:style-name="ce1" table:formula="of:=[.E12]*2 -1" office:value-type="float" office:value="38913" calcext:value-type="float">
            <text:p>38,9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2 -1" office:value-type="float" office:value="12289" calcext:value-type="float">
            <text:p>12,289</text:p>
          </table:table-cell>
          <table:table-cell table:style-name="Default" table:number-columns-repeated="2"/>
          <table:table-cell table:style-name="ce1" table:formula="of:=[.E13]*2 -1" office:value-type="float" office:value="77825" calcext:value-type="float">
            <text:p>77,8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2 -1" office:value-type="float" office:value="24577" calcext:value-type="float">
            <text:p>24,577</text:p>
          </table:table-cell>
          <table:table-cell table:style-name="Default" table:number-columns-repeated="2"/>
          <table:table-cell table:style-name="ce1" table:formula="of:=[.E14]*2 -1" office:value-type="float" office:value="155649" calcext:value-type="float">
            <text:p>155,6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2 -1" office:value-type="float" office:value="49153" calcext:value-type="float">
            <text:p>49,153</text:p>
          </table:table-cell>
          <table:table-cell table:style-name="Default" table:number-columns-repeated="2"/>
          <table:table-cell table:style-name="ce1" table:formula="of:=[.E15]*2 -1" office:value-type="float" office:value="311297" calcext:value-type="float">
            <text:p>311,2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2 -1" office:value-type="float" office:value="98305" calcext:value-type="float">
            <text:p>98,305</text:p>
          </table:table-cell>
          <table:table-cell table:style-name="Default" table:number-columns-repeated="2"/>
          <table:table-cell table:style-name="ce1" table:formula="of:=[.E16]*2 -1" office:value-type="float" office:value="622593" calcext:value-type="float">
            <text:p>622,59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2 -1" office:value-type="float" office:value="196609" calcext:value-type="float">
            <text:p>196,609</text:p>
          </table:table-cell>
          <table:table-cell table:style-name="Default" table:number-columns-repeated="2"/>
          <table:table-cell table:style-name="ce1" table:formula="of:=[.E17]*2 -1" office:value-type="float" office:value="1245185" calcext:value-type="float">
            <text:p>1,245,1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2 -1" office:value-type="float" office:value="393217" calcext:value-type="float">
            <text:p>393,217</text:p>
          </table:table-cell>
          <table:table-cell table:style-name="Default" table:number-columns-repeated="2"/>
          <table:table-cell table:style-name="ce1" table:formula="of:=[.E18]*2 -1" office:value-type="float" office:value="2490369" calcext:value-type="float">
            <text:p>2,490,36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2 -1" office:value-type="float" office:value="786433" calcext:value-type="float">
            <text:p>786,433</text:p>
          </table:table-cell>
          <table:table-cell table:style-name="Default" table:number-columns-repeated="2"/>
          <table:table-cell table:style-name="ce1" table:formula="of:=[.E19]*2 -1" office:value-type="float" office:value="4980737" calcext:value-type="float">
            <text:p>4,980,73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2 -1" office:value-type="float" office:value="1572865" calcext:value-type="float">
            <text:p>1,572,865</text:p>
          </table:table-cell>
          <table:table-cell table:style-name="Default" table:number-columns-repeated="2"/>
          <table:table-cell table:style-name="ce1" table:formula="of:=[.E20]*2 -1" office:value-type="float" office:value="9961473" calcext:value-type="float">
            <text:p>9,961,4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2 -1" office:value-type="float" office:value="3145729" calcext:value-type="float">
            <text:p>3,145,729</text:p>
          </table:table-cell>
          <table:table-cell table:style-name="Default" table:formula="of:=30*[.C12]" office:value-type="float" office:value="900" calcext:value-type="float">
            <text:p>900</text:p>
          </table:table-cell>
          <table:table-cell table:style-name="Default" office:value-type="string" calcext:value-type="string">
            <text:p>~loops</text:p>
          </table:table-cell>
          <table:table-cell table:style-name="ce1" table:formula="of:=[.E21]*2 -1" office:value-type="float" office:value="19922945" calcext:value-type="float">
            <text:p>19,922,945</text:p>
          </table:table-cell>
          <table:table-cell table:formula="of:=30*[.F12]" office:value-type="float" office:value="5700" calcext:value-type="float">
            <text:p>5700</text:p>
          </table:table-cell>
          <table:table-cell office:value-type="string" calcext:value-type="string">
            <text:p>~loop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2 -1" office:value-type="float" office:value="6291457" calcext:value-type="float">
            <text:p>6,291,457</text:p>
          </table:table-cell>
          <table:table-cell table:style-name="Default" table:number-columns-repeated="2"/>
          <table:table-cell table:style-name="ce1" table:formula="of:=[.E22]*2 -1" office:value-type="float" office:value="39845889" calcext:value-type="float">
            <text:p>39,845,88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2 -1" office:value-type="float" office:value="12582913" calcext:value-type="float">
            <text:p>12,582,913</text:p>
          </table:table-cell>
          <table:table-cell table:style-name="Default" table:number-columns-repeated="2"/>
          <table:table-cell table:style-name="ce1" table:formula="of:=[.E23]*2 -1" office:value-type="float" office:value="79691777" calcext:value-type="float">
            <text:p>79,691,77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2 -1" office:value-type="float" office:value="25165825" calcext:value-type="float">
            <text:p>25,165,825</text:p>
          </table:table-cell>
          <table:table-cell table:style-name="Default" table:number-columns-repeated="2"/>
          <table:table-cell table:style-name="ce1" table:formula="of:=[.E24]*2 -1" office:value-type="float" office:value="159383553" calcext:value-type="float">
            <text:p>159,383,55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2 -1" office:value-type="float" office:value="50331649" calcext:value-type="float">
            <text:p>50,331,649</text:p>
          </table:table-cell>
          <table:table-cell table:style-name="Default" table:number-columns-repeated="2"/>
          <table:table-cell table:style-name="ce1" table:formula="of:=[.E25]*2 -1" office:value-type="float" office:value="318767105" calcext:value-type="float">
            <text:p>318,767,10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2 -1" office:value-type="float" office:value="100663297" calcext:value-type="float">
            <text:p>100,663,297</text:p>
          </table:table-cell>
          <table:table-cell table:style-name="Default" table:number-columns-repeated="2"/>
          <table:table-cell table:style-name="ce1" table:formula="of:=[.E26]*2 -1" office:value-type="float" office:value="637534209" calcext:value-type="float">
            <text:p>637,534,20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2 -1" office:value-type="float" office:value="201326593" calcext:value-type="float">
            <text:p>201,326,593</text:p>
          </table:table-cell>
          <table:table-cell table:style-name="Default" table:number-columns-repeated="2"/>
          <table:table-cell table:style-name="ce1" table:formula="of:=[.E27]*2 -1" office:value-type="float" office:value="1275068417" calcext:value-type="float">
            <text:p>1,275,068,4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2 -1" office:value-type="float" office:value="402653185" calcext:value-type="float">
            <text:p>402,653,185</text:p>
          </table:table-cell>
          <table:table-cell table:style-name="Default" table:number-columns-repeated="2"/>
          <table:table-cell table:style-name="ce1" table:formula="of:=[.E28]*2 -1" office:value-type="float" office:value="2550136833" calcext:value-type="float">
            <text:p>2,550,136,83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2 -1" office:value-type="float" office:value="805306369" calcext:value-type="float">
            <text:p>805,306,369</text:p>
          </table:table-cell>
          <table:table-cell table:style-name="Default" table:number-columns-repeated="2"/>
          <table:table-cell table:style-name="ce1" table:formula="of:=[.E29]*2 -1" office:value-type="float" office:value="5100273665" calcext:value-type="float">
            <text:p>5,100,273,6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2 -1" office:value-type="float" office:value="1610612737" calcext:value-type="float">
            <text:p>1,610,612,737</text:p>
          </table:table-cell>
          <table:table-cell table:style-name="Default" table:number-columns-repeated="2"/>
          <table:table-cell table:style-name="ce1" table:formula="of:=[.E30]*2 -1" office:value-type="float" office:value="10200547329" calcext:value-type="float">
            <text:p>10,200,547,3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2 -1" office:value-type="float" office:value="3221225473" calcext:value-type="float">
            <text:p>3,221,225,473</text:p>
          </table:table-cell>
          <table:table-cell table:style-name="Default" table:formula="of:=30*[.C22]" office:value-type="float" office:value="27000" calcext:value-type="float">
            <text:p>27000</text:p>
          </table:table-cell>
          <table:table-cell table:style-name="Default" office:value-type="string" calcext:value-type="string">
            <text:p>~loops</text:p>
          </table:table-cell>
          <table:table-cell table:style-name="ce1" table:formula="of:=[.E31]*2 -1" office:value-type="float" office:value="20401094657" calcext:value-type="float">
            <text:p>20,401,094,657</text:p>
          </table:table-cell>
          <table:table-cell table:formula="of:=30*[.F22]" office:value-type="float" office:value="171000" calcext:value-type="float">
            <text:p>171000</text:p>
          </table:table-cell>
          <table:table-cell office:value-type="string" calcext:value-type="string">
            <text:p>~loop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*2 -1" office:value-type="float" office:value="6442450945" calcext:value-type="float">
            <text:p>6,442,450,945</text:p>
          </table:table-cell>
          <table:table-cell table:style-name="Default" table:number-columns-repeated="2"/>
          <table:table-cell table:style-name="ce1" table:formula="of:=[.E32]*2 -1" office:value-type="float" office:value="40802189313" calcext:value-type="float">
            <text:p>40,802,189,3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*2 -1" office:value-type="float" office:value="12884901889" calcext:value-type="float">
            <text:p>12,884,901,889</text:p>
          </table:table-cell>
          <table:table-cell table:style-name="Default" table:number-columns-repeated="2"/>
          <table:table-cell table:style-name="ce1" table:formula="of:=[.E33]*2 -1" office:value-type="float" office:value="81604378625" calcext:value-type="float">
            <text:p>81,604,378,6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*2 -1" office:value-type="float" office:value="25769803777" calcext:value-type="float">
            <text:p>25,769,803,777</text:p>
          </table:table-cell>
          <table:table-cell table:style-name="Default" table:number-columns-repeated="2"/>
          <table:table-cell table:style-name="ce1" table:formula="of:=[.E34]*2 -1" office:value-type="float" office:value="163208757249" calcext:value-type="float">
            <text:p>163,208,757,24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*2 -1" office:value-type="float" office:value="51539607553" calcext:value-type="float">
            <text:p>51,539,607,553</text:p>
          </table:table-cell>
          <table:table-cell table:style-name="Default" table:number-columns-repeated="2"/>
          <table:table-cell table:style-name="ce1" table:formula="of:=[.E35]*2 -1" office:value-type="float" office:value="326417514497" calcext:value-type="float">
            <text:p>326,417,514,49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*2 -1" office:value-type="float" office:value="103079215105" calcext:value-type="float">
            <text:p>103,079,215,105</text:p>
          </table:table-cell>
          <table:table-cell table:style-name="Default" table:number-columns-repeated="2"/>
          <table:table-cell table:style-name="ce1" table:formula="of:=[.E36]*2 -1" office:value-type="float" office:value="652835028993" calcext:value-type="float">
            <text:p>652,835,028,9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*2 -1" office:value-type="float" office:value="206158430209" calcext:value-type="float">
            <text:p>206,158,430,209</text:p>
          </table:table-cell>
          <table:table-cell table:style-name="Default" table:number-columns-repeated="2"/>
          <table:table-cell table:style-name="ce1" table:formula="of:=[.E37]*2 -1" office:value-type="float" office:value="1305670057985" calcext:value-type="float">
            <text:p>1,305,670,057,98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*2 -1" office:value-type="float" office:value="412316860417" calcext:value-type="float">
            <text:p>412,316,860,417</text:p>
          </table:table-cell>
          <table:table-cell table:style-name="Default" table:number-columns-repeated="2"/>
          <table:table-cell table:style-name="ce1" table:formula="of:=[.E38]*2 -1" office:value-type="float" office:value="2611340115969" calcext:value-type="float">
            <text:p>2,611,340,115,9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*2 -1" office:value-type="float" office:value="824633720833" calcext:value-type="float">
            <text:p>824,633,720,833</text:p>
          </table:table-cell>
          <table:table-cell table:style-name="Default" table:number-columns-repeated="2"/>
          <table:table-cell table:style-name="ce1" table:formula="of:=[.E39]*2 -1" office:value-type="float" office:value="5222680231937" calcext:value-type="float">
            <text:p>5,222,680,231,93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*2 -1" office:value-type="float" office:value="1649267441665" calcext:value-type="float">
            <text:p>1,649,267,441,665</text:p>
          </table:table-cell>
          <table:table-cell table:style-name="Default" table:number-columns-repeated="2"/>
          <table:table-cell table:style-name="ce1" table:formula="of:=[.E40]*2 -1" office:value-type="float" office:value="10445360463873" calcext:value-type="float">
            <text:p>10,445,360,463,873</text:p>
          </table:table-cell>
          <table:table-cell table:number-columns-repeated="2"/>
          <table:table-cell office:value-type="string" calcext:value-type="string">
            <text:p>est ms</text:p>
          </table:table-cell>
          <table:table-cell office:value-type="string" calcext:value-type="string">
            <text:p>est min</text:p>
          </table:table-cell>
          <table:table-cell office:value-type="string" calcext:value-type="string">
            <text:p>est hr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*2 -1" office:value-type="float" office:value="3298534883329" calcext:value-type="float">
            <text:p>3,298,534,883,329</text:p>
          </table:table-cell>
          <table:table-cell table:style-name="Default" table:formula="of:=30*[.C32]" office:value-type="float" office:value="810000" calcext:value-type="float">
            <text:p>810000</text:p>
          </table:table-cell>
          <table:table-cell table:style-name="Default" office:value-type="string" calcext:value-type="string">
            <text:p>~loops</text:p>
          </table:table-cell>
          <table:table-cell table:style-name="ce1" table:formula="of:=[.E41]*2 -1" office:value-type="float" office:value="20890720927745" calcext:value-type="float">
            <text:p>20,890,720,927,745</text:p>
          </table:table-cell>
          <table:table-cell table:formula="of:=30*[.F32]" office:value-type="float" office:value="5130000" calcext:value-type="float">
            <text:p>5130000</text:p>
          </table:table-cell>
          <table:table-cell office:value-type="string" calcext:value-type="string">
            <text:p>~loops</text:p>
          </table:table-cell>
          <table:table-cell table:formula="of:=[.F42]*0.005" office:value-type="float" office:value="25650" calcext:value-type="float">
            <text:p>25650</text:p>
          </table:table-cell>
          <table:table-cell table:formula="of:=[.H42]/60" office:value-type="float" office:value="427.5" calcext:value-type="float">
            <text:p>427.5</text:p>
          </table:table-cell>
          <table:table-cell table:formula="of:=[.I42]/60" office:value-type="float" office:value="7.125" calcext:value-type="float">
            <text:p>7.125</text:p>
          </table:table-cell>
        </table:table-row>
        <table:table-row table:style-name="ro1" table:number-rows-repeated="104853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08:33:13.507024694</meta:creation-date>
    <dc:date>2022-09-14T18:06:56.088796800</dc:date>
    <meta:editing-duration>PT8H59M50S</meta:editing-duration>
    <meta:editing-cycles>4</meta:editing-cycles>
    <meta:generator>LibreOffice/7.3.5.2$Linux_X86_64 LibreOffice_project/30$Build-2</meta:generator>
    <meta:document-statistic meta:table-count="1" meta:cell-count="1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5cm" svg:height="18.596cm" xlink:href=".." xlink:type="simple" chart:class="chart:line" chart:style-name="ch1">
        <chart:legend chart:legend-position="end" svg:x="17.136cm" svg:y="8.75cm" style:legend-expansion="high" chart:style-name="ch2"/>
        <chart:plot-area chart:style-name="ch3" table:cell-range-address="Sheet1.A2:Sheet1.B42" chart:data-source-has-labels="column" svg:x="0.442cm" svg:y="0.371cm" svg:width="16.252cm" svg:height="17.854cm">
          <chart:coordinate-region svg:x="3.524cm" svg:y="0.57cm" svg:width="13.03cm" svg:height="16.863cm"/>
          <chart:axis chart:dimension="x" chart:name="primary-x" chart:style-name="ch4" chartooo:axis-type="auto">
            <chartooo:date-scale/>
            <chart:categories table:cell-range-address="Sheet1.A2:Sheet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2" chart:class="chart:line">
            <chart:regression-curve chart:style-name="ch8">
              <chart:equation chart:display-equation="true" chart:display-r-square="false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4">
                <text:p>4</text:p>
                <draw:g>
                  <svg:desc>Sheet1.B2:Sheet1.B4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289">
                <text:p>122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153">
                <text:p>49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8305">
                <text:p>983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6609">
                <text:p>1966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3217">
                <text:p>3932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6433">
                <text:p>7864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72865">
                <text:p>15728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45729">
                <text:p>31457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291457">
                <text:p>62914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582913">
                <text:p>125829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165825">
                <text:p>251658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331649">
                <text:p>503316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663297">
                <text:p>1006632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1326593">
                <text:p>2013265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02653185">
                <text:p>4026531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5306369">
                <text:p>8053063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10612737">
                <text:p>1610612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21225473">
                <text:p>32212254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442450945">
                <text:p>64424509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884901889">
                <text:p>128849018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5769803777">
                <text:p>257698037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1539607553">
                <text:p>515396075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3079215105">
                <text:p>1030792151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06158430209">
                <text:p>2061584302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12316860417">
                <text:p>4123168604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24633720833">
                <text:p>8246337208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49267441665">
                <text:p>16492674416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98534883329">
                <text:p>3298534883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